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738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10.418cm"/>
    </style:style>
    <style:style style:name="pr6" style:family="presentation" style:parent-style-name="Default-title">
      <style:graphic-properties fo:min-height="4.735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Sketching with Hardwar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11: Abschlussprojek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Einige Tipps...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Keep it simple, stupid!</text:p>
                <text:list>
                  <text:list-item>
                    <text:p>Klares Konzept</text:p>
                  </text:list-item>
                  <text:list-item>
                    <text:p>Wenige Features, die dafür gut funktionieren</text:p>
                  </text:list-item>
                </text:list>
              </text:list-item>
              <text:list-item>
                <text:p>Erst denken!</text:p>
                <text:list>
                  <text:list-item>
                    <text:p>Code und Hardware ordentlich und modular halten</text:p>
                  </text:list-item>
                  <text:list-item>
                    <text:p>Alles dokumentieren, Fotos machen</text:p>
                  </text:list-item>
                </text:list>
              </text:list-item>
              <text:list-item>
                <text:p>Keine Zeit verschwenden</text:p>
                <text:list>
                  <text:list-item>
                    <text:p>Vorher einen Zeitplan erstellen und Aufgaben verteilen</text:p>
                  </text:list-item>
                  <text:list-item>
                    <text:p>Komplexe mechanische Komponenten vermeiden</text:p>
                  </text:list-item>
                  <text:list-item>
                    <text:p>Nichts zweimal bau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4.735cm" svg:x="1.4cm" svg:y="2.875cm" presentation:class="title" presentation:user-transformed="true">
          <draw:text-box>
            <text:p><text:span text:style-name="T1">Das Rahmenthema ist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Platzhalter: Rahmenthema</text:p>
          </draw:text-box>
        </draw:frame>
        <draw:frame presentation:style-name="pr5" draw:layer="layout" svg:width="25.199cm" svg:height="10.668cm" svg:x="1.4cm" svg:y="3.048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Platzhalter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Das Thema hier genauer beschreiben..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Brainstorming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Finden Sie sich in Zweiergruppen zusammen!</text:p>
              </text:list-item>
              <text:list-item>
                <text:p>Jede Gruppe erstellt ein Poster:</text:p>
              </text:list-item>
              <text:list-item>
                <text:p><text:span text:style-name="T3">Grobe</text:span> Skizzen für <text:span text:style-name="T3">mindestens</text:span> <text:span text:style-name="T4">drei</text:span><text:span text:style-name="T3"> </text:span><text:span text:style-name="T4">Ideen </text:span>(45 min)</text:p>
              </text:list-item>
              <text:list-item>
                <text:p>Konzept soll klar werden</text:p>
              </text:list-item>
              <text:list-item>
                <text:p>Technische Aspekte erstmal ignorieren</text:p>
              </text:list-item>
              <text:list-item>
                <text:p>Danach: Feedbac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Feedback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Jede Gruppe hängt ihr Poster auf</text:p>
              </text:list-item>
              <text:list-item>
                <text:p>Ein Gruppenmitglied bleibt beim Poster und erklärt die Konzepte</text:p>
              </text:list-item>
              <text:list-item>
                <text:p>Das andere Gruppenmitglied besucht die anderen Gruppen und bewertet die Ideen</text:p>
              </text:list-item>
              <text:list-item>
                <text:p>Danach: Rollen tausche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Beginn der Projektphase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Budget pro Gruppe: 25€</text:p>
              </text:list-item>
              <text:list-item>
                <text:p>Rest des heutigen Tages</text:p>
                <text:list>
                  <text:list-item>
                    <text:p>Projektthema wählen</text:p>
                  </text:list-item>
                  <text:list-item>
                    <text:p>Über technische Implementierung Gedanken machen</text:p>
                  </text:list-item>
                  <text:list-item>
                    <text:p>Fragen stellen!</text:p>
                  </text:list-item>
                </text:list>
              </text:list-item>
              <text:list-item>
                <text:p>Morgen:</text:p>
                <text:list>
                  <text:list-item>
                    <text:p>Proof of concept</text:p>
                  </text:list-item>
                  <text:list-item>
                    <text:p>Meilensteine definieren und Aufgaben verteilen</text:p>
                  </text:list-item>
                  <text:list-item>
                    <text:p>Einkaufsliste erst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28:53.283533916</meta:creation-date>
    <dc:date>2019-09-30T10:18:59.084165908</dc:date>
    <meta:editing-duration>P3DT2H21M17S</meta:editing-duration>
    <meta:editing-cycles>103</meta:editing-cycles>
    <meta:generator>LibreOffice/6.1.5.2$Linux_X86_64 LibreOffice_project/10$Build-2</meta:generator>
    <meta:document-statistic meta:object-count="53"/>
  </office:meta>
</office:document-meta>
</file>